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3-08_09-00-34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08_05-15-29_000.jpg</text:p>
          </table:table-cell>
          <table:table-cell table:style-name="ce28" office:value-type="string">
            <text:p>:m :PHOTO 起きた時刻（夜中）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（夜中） / 2023">
            <text:p>:m :PHOTO 起きた時刻（夜中）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08_02-35-30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6];CONCATENATE([.C6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08_02-35-16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3-08_12-34-0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3-08_20-59-1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3-08_01-08-57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３日目。この後、飲み始めた。,occasion=経過観察,id=2023-03-06_00-53-39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３日目。この後、飲み始めた。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３日目。この後、飲み始めた。,occasion=経過観察,id=2023-03-06_00-53-39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3-08_01-09-02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３日目。この後、飲み始めた。,occasion=経過観察,id=2023-03-06_00-53-39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３日目。この後、飲み始めた。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３日目。この後、飲み始めた。,occasion=経過観察,id=2023-03-06_00-53-39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08_01-09-07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３日目。この後、飲み始めた。傾け。,occasion=経過観察,id=2023-03-06_00-53-39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３日目。この後、飲み始めた。傾け。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３日目。この後、飲み始めた。傾け。,occasion=経過観察,id=2023-03-06_00-53-39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2023-03-08_09-16-2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3-08_18-31-19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3-08_18-34-13_000.mp4</text:p>
          </table:table-cell>
          <table:table-cell table:style-name="ce26" office:value-type="string">
            <text:p>:VIDEO / @自室 / 記録 / jap.flute / 演奏、play / R=2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jap.flute / 演奏、play / R=2 / genre=melody,session=hour-18,memo=~,file-piece-id=~,memo=~,other=~">
            <text:p>:VIDEO / @自室 / 記録 / jap.flute / 演奏、play / R=2 / genre=melody,session=hour-18,memo=~,file-piece-id=~,memo=~,other=~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3-08_18-35-25_000.mp4</text:p>
          </table:table-cell>
          <table:table-cell table:style-name="ce26" office:value-type="string">
            <text:p>:VIDEO / @自室 / 記録 / jap.flute / 演奏、play / R=3 / genre=melody,session=hour-18,memo=~,file-piece-id=~,memo=~,other=continuie-from:2023-03-08_18-34-13_000.mp4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3 / genre=melody,session=hour-18,memo=~,file-piece-id=~,memo=~,other=continuie-from:2023-03-08_18-34-13_000.mp4">
            <text:p>:VIDEO / @自室 / 記録 / jap.flute / 演奏、play / R=3 / genre=melody,session=hour-18,memo=~,file-piece-id=~,memo=~,other=continuie-from:2023-03-08_18-34-13_000.mp4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3-08_18-48-38_000.mp4</text:p>
          </table:table-cell>
          <table:table-cell table:style-name="ce26" office:value-type="string">
            <text:p>:VIDEO / @自室 / 記録 / jap.flute / 演奏、play / R=4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VIDEO / @自室 / 記録 / jap.flute / 演奏、play / R=4 / genre=melody,session=hour-18,memo=~,file-piece-id=~,memo=~,other=~">
            <text:p>:VIDEO / @自室 / 記録 / jap.flute / 演奏、play / R=4 / genre=melody,session=hour-18,memo=~,file-piece-id=~,memo=~,other=~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08_09-30-34_000.jpg</text:p>
          </table:table-cell>
          <table:table-cell table:style-name="ce26" office:value-type="string">
            <text:p>:m :? #*# / topic=孟子 / content=孟子の「惻隠の情」：イスラム世界で、相応するもの、あるか。アフリカ諸地域は？ / status=~ / other=~,id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:? #*# / topic=孟子 / content=孟子の「惻隠の情」：イスラム世界で、相応するもの、あるか。アフリカ諸地域は？ / status=~ / other=~,id=~">
            <text:p>:m :? #*# / topic=孟子 / content=孟子の「惻隠の情」：イスラム世界で、相応するもの、あるか。アフリカ諸地域は？ / status=~ / other=~,id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08_11-52-17_000.jpg</text:p>
          </table:table-cell>
          <table:table-cell table:style-name="ce26" office:value-type="string">
            <text:p>:m 1-2*3 RES / JVEMV6 64#218_chosenjin_gyakusatsu / 『関東大震災　「朝鮮人虐殺の真実」』 著者=工藤美代子,校注=~,出版社=産経新聞出版 / p.218 / w=「独立新聞」；金承学[キムスンハク；,topic=,publisher=~,other=table+:被殺人数；罹災：推定数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1-2*3 RES / JVEMV6 64#218_chosenjin_gyakusatsu / 『関東大震災　「朝鮮人虐殺の真実」』 著者=工藤美代子,校注=~,出版社=産経新聞出版 / p.218 / w=「独立新聞」；金承学[キムスンハク；,topic=,publisher=~,other=table+:被殺人数；罹災：推定数">
            <text:p>:m 1-2*3 RES / JVEMV6 64#218_chosenjin_gyakusatsu / 『関東大震災　「朝鮮人虐殺の真実」』 著者=工藤美代子,校注=~,出版社=産経新聞出版 / p.218 / w=「独立新聞」；金承学[キムスンハク；,topic=,publisher=~,other=table+:被殺人数；罹災：推定数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 office:value-type="string">
            <text:p>2023-03-08_11-52-32_000.jpg</text:p>
          </table:table-cell>
          <table:table-cell table:style-name="ce26" office:value-type="string">
            <text:p>:m 3*3 RES / JVEMV6 64#218_chosenjin_gyakusatsu / 『関東大震災　「朝鮮人虐殺の真実」』 著者=工藤美代子,校注=~,出版社=産経新聞出版 / p.218 / w=,topic=,publisher=~,other=table+:被虐殺者：人数、推計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0" office:value-type="string">
            <text:p>2023-03-08_14-06-29_000.jpg</text:p>
          </table:table-cell>
          <table:table-cell table:style-name="ce26" office:value-type="string">
            <text:p>:m #*# RES / free# S87DP9 記事読み / id=RGLN(browser=yan) / media=ei / theme=パレスチナ；難民キャンプ；強襲；イスラエル；殺害,content=~,w=ジェニン；Aqabat-Jabr難民キャンプ；Karf-Dan村 / genre=~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0" office:value-type="string">
            <text:p>2023-03-08_15-17-47_000.jpg</text:p>
          </table:table-cell>
          <table:table-cell table:style-name="ce26" office:value-type="string">
            <text:p>:m 1*1 RES / JVEMV6 64#244_nakata_logic / 『イスラームのロジック』 著者=中田考,校注=~ / p.245 / w=シーア派；五信十行；不特定代理；最高指導者,topic=イスラム神学,publisher=~,other=図式：ムハンマド～イマム第３代、フサイン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1*1 RES / JVEMV6 64#244_nakata_logic / 『イスラームのロジック』 著者=中田考,校注=~ / p.245 / w=シーア派；五信十行；不特定代理；最高指導者,topic=イスラム神学,publisher=~,other=図式：ムハンマド～イマム第３代、フサイン">
            <text:p>:m 1*1 RES / JVEMV6 64#244_nakata_logic / 『イスラームのロジック』 著者=中田考,校注=~ / p.245 / w=シーア派；五信十行；不特定代理；最高指導者,topic=イスラム神学,publisher=~,other=図式：ムハンマド～イマム第３代、フサイン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08_17-59-30_000.jpg</text:p>
          </table:table-cell>
          <table:table-cell table:style-name="ce26" office:value-type="string">
            <text:p>:m #*# RES / JVEMV6 64#246_2_shokun_eto_kobayashi / 『「諸君！」の３０年』 <text:s/>江藤淳、小林秀雄』 著者=~,校注=~ / p.328 / w=~,topic=~,publisher=~,other=timetable+:宣長、契沖、上田秋成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#*# RES / JVEMV6 64#246_2_shokun_eto_kobayashi / 『「諸君！」の３０年』  江藤淳、小林秀雄』 著者=~,校注=~ / p.328 / w=~,topic=~,publisher=~,other=timetable+:宣長、契沖、上田秋成">
            <text:p>:m #*# RES / JVEMV6 64#246_2_shokun_eto_kobayashi / 『「諸君！」の３０年』 <text:s/>江藤淳、小林秀雄』 著者=~,校注=~ / p.328 / w=~,topic=~,publisher=~,other=timetable+:宣長、契沖、上田秋成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8">2023/03/08</text:date>, <text:time>22:02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08T22:02:29.37</dc:date>
    <dc:creator>iwabuchi ken</dc:creator>
    <meta:editing-duration>P54DT17H43M5S</meta:editing-duration>
    <meta:editing-cycles>17622</meta:editing-cycles>
    <meta:document-statistic meta:table-count="2" meta:cell-count="930" meta:object-count="0"/>
    <meta:user-defined meta:name="qrichtext">1</meta:user-defined>
  </office:meta>
</office:document-meta>
</file>